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Times" svg:font-family="Times"/>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fo:font-size="11pt" fo:font-weight="bold" style:font-size-asian="11pt" style:font-weight-asian="bold" style:font-size-complex="11pt" style:font-weight-complex="bold"/>
    </style:style>
    <style:style style:name="P2" style:family="paragraph" style:parent-style-name="Standard">
      <style:text-properties fo:font-variant="normal" fo:text-transform="none" fo:color="#000000" style:font-name="Times" fo:font-size="11pt" fo:letter-spacing="normal" fo:font-style="normal" fo:font-weight="bold" style:font-size-asian="11pt" style:font-weight-asian="normal" style:font-size-complex="11pt" style:font-weight-complex="normal"/>
    </style:style>
    <style:style style:name="P3" style:family="paragraph" style:parent-style-name="Standard">
      <style:text-properties style:font-name="Arial1" fo:font-size="11pt" fo:font-weight="bold" style:font-size-asian="11pt" style:font-weight-asian="bold" style:font-size-complex="11pt" style:font-weight-complex="bold"/>
    </style:style>
    <style:style style:name="P4" style:family="paragraph" style:parent-style-name="Standard">
      <style:text-properties style:font-name="Times" fo:font-size="11pt" fo:font-weight="bold" style:font-size-asian="11pt" style:font-weight-asian="normal" style:font-size-complex="11pt" style:font-weight-complex="normal"/>
    </style:style>
    <style:style style:name="T1" style:family="text">
      <style:text-properties fo:font-variant="normal" fo:text-transform="none" fo:color="#333333" style:font-name="Arial1" fo:letter-spacing="normal" fo:font-style="normal" style:text-underline-style="none" fo:font-weight="normal" fo:background-color="transparent"/>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style:text-underline-style="solid" style:text-underline-width="auto" style:text-underline-color="font-color" fo:background-color="transparent"/>
    </style:style>
    <style:style style:name="T4" style:family="text">
      <style:text-properties fo:font-variant="normal" fo:text-transform="none" fo:color="#000000" fo:letter-spacing="normal" fo:font-style="normal" style:text-underline-style="none"/>
    </style:style>
    <style:style style:name="T5" style:family="text">
      <style:text-properties fo:font-variant="normal" fo:text-transform="none" fo:color="#000000" style:font-name="Arial1" fo:letter-spacing="normal" fo:font-style="normal" style:text-underline-style="solid" style:text-underline-width="auto" style:text-underline-color="font-color" fo:font-weight="normal" fo:background-color="transparent"/>
    </style:style>
    <style:style style:name="T6" style:family="text">
      <style:text-properties fo:font-variant="normal" fo:text-transform="none" fo:color="#000000" style:font-name="Arial1" fo:letter-spacing="normal" fo:font-style="normal" style:text-underline-style="none" fo:font-weight="normal" fo:background-color="transparent"/>
    </style:style>
    <style:style style:name="T7" style:family="text">
      <style:text-properties style:font-name="Arial1" style:text-underline-style="solid" style:text-underline-width="auto" style:text-underline-color="font-color" fo:font-weight="normal" fo:background-color="transparent"/>
    </style:style>
    <style:style style:name="T8" style:family="text">
      <style:text-properties style:font-name="Arial1" style:text-underline-style="none" fo:font-weight="normal" fo:background-color="transparent"/>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fo:color="#333333" style:font-name="Arial1" fo:font-size="12pt" style:text-underline-style="none" fo:font-weight="normal" fo:background-color="transparent"/>
    </style:style>
    <style:style style:name="T12" style:family="text">
      <style:text-properties fo:color="#333333" style:font-name="Arial1" style:text-underline-style="none" fo:font-weight="normal" fo:background-color="transparent"/>
    </style:style>
    <style:style style:name="T13"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 of Graduate Program:</text:p>
      <text:p text:style-name="P3"><text:bookmark text:name="internal-source-marker_0.05781258759088814"/><text:span text:style-name="T3">New York University, Center for Neural Science</text:span></text:p>
      <text:p text:style-name="P2"><text:bookmark text:name="internal-source-marker_0.057812587590888141"/><text:span text:style-name="T7">Philosophy</text:span><text:line-break/><text:span text:style-name="T10">“</text:span><text:span text:style-name="T8">The Center for Neural Science is the focus for teaching and research in the brain sciences at the Washington Square Campus of New York University. Formed in 1987, the Center has been a department of the Faculty of Arts and Science since 1994.</text:span><text:span text:style-name="T9"><text:line-break/></text:span><text:span text:style-name="T10"><text:tab/>“</text:span><text:span text:style-name="T8">Neural science is a collection of disciplines unified by a concern for the function of the brain. Experimental approaches in neural science vary from analyses of molecular and cellular mechanisms in nerve cells and groups of nerve cells to behavioral and psychological studies of whole organisms. Theoretical tools include mathematical and computational modeling approaches that have proved useful in other areas of science. Experimental questions include issues related to biophysical and neurochemical mechanisms within single nerve cells, functional neural circuits consisting of small numbers of neurons, the behavior of large systems of neurons, and the relationship between the activity of elements of the nervous system and the behavior of organisms.</text:span><text:span text:style-name="T9"><text:line-break/><text:tab/></text:span><text:span text:style-name="T10">“</text:span><text:span text:style-name="T8">Empirical work at every level of investigation benefits from fruitful interaction with a unique and distinguished group of theorists, including a visual science group associated with the Sloan-Swartz Center for Theoretical Visual Neuroscience. The Center also benefits from the outstanding academic environment at the Washington Square Campus, including major research programs in the Courant Institute of Mathematical Sciences, and in the Departments of Biology, Chemistry, Physics, and Psychology.”</text:span></text:p>
      <text:p text:style-name="P2"><text:span text:style-name="T7">Core Curriculum</text:span></text:p>
      <text:p text:style-name="P2"><text:span text:style-name="T12">All students are required to take the 28-credit core curriculum, normally in the two semesters of the first year. This curriculum consists of lecture and laboratory courses taught by a team of Center faculty members who provide in-depth treatment of all major areas in neuroscience.</text:span></text:p>
      <text:p text:style-name="P4"><text:span text:style-name="T1">This core consists of Math Tools for Neural Scientists, Cell and Molecular Neuroscience, Cell/Molecular Neuroscience lab, Sensory and Motor Systems, Cognitive Neuroscience, and Laboratory in Anatomy and Systems Neuroscience.</text:span><text:span text:style-name="T4"><text:line-break/></text:span><text:span text:style-name="T5">Advanced Curriculum</text:span><text:span text:style-name="T4"><text:line-break/></text:span><text:span text:style-name="T6">CNS requires 3 advanced courses that are individually tailored to help the student gain expertise specifically in his or her research field. Courses are chosen in collaboration with an advisory committee the student forms during his/her second year of graduate training, and they can be within any NYU or NYU Medical Center department, or from another university in Manhattan (through an Inter-University Consortium) if it benefits the research project. I have taken “Introduction to computational modeling of neural systems” with John Rinzel, “Perception” with David Heeger and Mike Landy, and “Special topics in signal processing: Brain-computer interfaces,” and I am currently sitting in on and informally assisting with Rinzel's “Perceptual Dynamics” course.</text:span><text:span text:style-name="T4"><text:line-break/></text:span><text:span text:style-name="T5">Seminar series, student oral and written presentations</text:span><text:span text:style-name="T4"><text:line-break/></text:span><text:span text:style-name="T6">Graduate students participate in a weekly seminar series during the academic year in which invited guest speakers present their research. Students present their own research to the department in a formal talk of 10-15 minutes after their first and third years. At the end of the second year of graduate training, students write a 15-page research proposal and literature review indicating the direction his/her thesis will be taken. This proposal will be refined to later become the thesis proposal.</text:span><text:span text:style-name="T2"><text:line-break/></text:span><text:span text:style-name="T5">Doctoral Dissertation</text:span><text:span text:style-name="T2"><text:line-break/></text:span><text:span text:style-name="T6">At the end of the first year, students form an advisory committee including at least 3 professors other than the thesis advisor. This committee meets once per semester and tracks the students’ progress in both the academic and research realm. Once the thesis focus is clarified, the student presents an oral and written presentation of their research plan, preliminary data, and an outline detailing how they will proceed to complete the thesis in a timely manner. At this time, a thesis committee is formed, which can be the same or different from the advisory committee depending on who has the expertise to best guide the student through his/her research. The final examination is the oral defense of the thesis. The thesis committee and 2 additional members must vote to accept the thesis and its defense. The thesis defense is passed if at least all but one of the examiners votes to accept.</text:span><text:span text:style-name="T2"><text:line-break/></text:span><text:span text:style-name="T5">Adapted from www.cns.nyu.edu/doctor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Times" svg:font-family="Times"/>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 Steele</meta:initial-creator>
    <meta:creation-date>2012-12-12T20:45:38</meta:creation-date>
    <dc:date>2012-12-12T22:56:48</dc:date>
    <dc:creator>Sara Steele</dc:creator>
    <meta:editing-duration>PT2H11M10S</meta:editing-duration>
    <meta:editing-cycles>14</meta:editing-cycles>
    <meta:generator>LibreOffice/3.3$Unix LibreOffice_project/330m19$Build-6</meta:generator>
    <meta:document-statistic meta:table-count="0" meta:image-count="0" meta:object-count="0" meta:page-count="1" meta:paragraph-count="6" meta:word-count="673" meta:character-count="4412"/>
  </office:meta>
</office:document-meta>
</file>